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le1.C1" style:family="table-cell">
      <style:table-cell-properties fo:padding="0.049cm" fo:border="0.002cm solid #cccccc" style:writing-mode="page"/>
    </style:style>
    <style:style style:name="Table1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le1.B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le1.N2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Table1.3" style:family="table-row">
      <style:table-row-properties fo:background-color="#eeeeee">
        <style:background-image/>
      </style:table-row-properties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4.6cm" style:rel-column-width="15866*"/>
    </style:style>
    <style:style style:name="Table2.B" style:family="table-column">
      <style:table-column-properties style:column-width="2.397cm" style:rel-column-width="8267*"/>
    </style:style>
    <style:style style:name="Table2.C" style:family="table-column">
      <style:table-column-properties style:column-width="2.401cm" style:rel-column-width="8280*"/>
    </style:style>
    <style:style style:name="Table2.G" style:family="table-column">
      <style:table-column-properties style:column-width="2.401cm" style:rel-column-width="8282*"/>
    </style:style>
    <style:style style:name="Table2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le2.G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le2.D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le2.G2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reward" style:family="table" style:master-page-name="">
      <style:table-properties style:width="19.001cm" style:page-number="auto" table:align="margins"/>
    </style:style>
    <style:style style:name="reward.A" style:family="table-column">
      <style:table-column-properties style:column-width="9.499cm" style:rel-column-width="5385*"/>
    </style:style>
    <style:style style:name="reward.B" style:family="table-column">
      <style:table-column-properties style:column-width="9.502cm" style:rel-column-width="5387*"/>
    </style:style>
    <style:style style:name="reward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reward.B1" style:family="table-cell">
      <style:table-cell-properties fo:padding="0.049cm" fo:border="0.002cm solid #cccccc" style:writing-mode="page"/>
    </style:style>
    <style:style style:name="reward.2" style:family="table-row">
      <style:table-row-properties fo:background-color="#eeeeee">
        <style:background-image/>
      </style:table-row-properties>
    </style:style>
    <style:style style:name="reward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reward.B2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reward.A8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79e1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able_20_Contents">
      <style:paragraph-properties fo:margin-left="0cm" fo:margin-right="0cm" fo:margin-top="0cm" fo:margin-bottom="0.101cm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8" style:family="paragraph" style:parent-style-name="Table_20_Contents">
      <style:paragraph-properties fo:margin-left="0cm" fo:margin-right="0cm" fo:margin-top="0cm" fo:margin-bottom="0.101cm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9" style:family="paragraph" style:parent-style-name="Standard" style:list-style-name="L1"/>
    <style:style style:name="T1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12121" style:font-name="inherit" fo:font-size="12pt" fo:letter-spacing="normal" fo:language="en" fo:country="none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1071436543305334560" text:style-name="L1">
        <text:list-item>
          <text:p text:style-name="P9">Sophie</text:p>
          <text:list>
            <text:list-item>
              <text:p text:style-name="P9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9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9">Calcifer</text:p>
          <text:list>
            <text:list-item>
              <text:p text:style-name="P9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9">Calcifer uses the pressure in the armor, thanks to special joints given to him by King Beuron, to shoot pieces at a great distance as a cannon.</text:p>
            </text:list-item>
            <text:list-item>
              <text:p text:style-name="P9">When they are in the dark, it is always possible to ask Calcifer to shed light.</text:p>
            </text:list-item>
          </text:list>
        </text:list-item>
        <text:list-item>
          <text:p text:style-name="P9">Heen is able to use his brute force to destroy specific walls.</text:p>
        </text:list-item>
        <text:list-item>
          <text:p text:style-name="P9">Markl manages to infiltrate the narrowest spaces, opening the way for the group.</text:p>
        </text:list-item>
        <text:list-item>
          <text:p text:style-name="P9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Table_20_Heading"/>
            </table:table-cell>
            <table:covered-table-cell/>
            <table:table-cell table:style-name="Table1.C1" table:number-columns-spanned="12" office:value-type="string">
              <text:p text:style-name="Table_20_Heading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Heading">Character</text:p>
          </table:table-cell>
          <table:table-cell table:style-name="Table1.B2" office:value-type="string">
            <text:p text:style-name="Table_20_Heading">Skill</text:p>
          </table:table-cell>
          <table:table-cell table:style-name="Table1.A2" office:value-type="string">
            <text:p text:style-name="Table_20_Heading">1</text:p>
          </table:table-cell>
          <table:table-cell table:style-name="Table1.A2" office:value-type="string">
            <text:p text:style-name="Table_20_Heading">2</text:p>
          </table:table-cell>
          <table:table-cell table:style-name="Table1.A2" office:value-type="string">
            <text:p text:style-name="Table_20_Heading">3</text:p>
          </table:table-cell>
          <table:table-cell table:style-name="Table1.A2" office:value-type="string">
            <text:p text:style-name="Table_20_Heading">4</text:p>
          </table:table-cell>
          <table:table-cell table:style-name="Table1.A2" office:value-type="string">
            <text:p text:style-name="Table_20_Heading">5</text:p>
          </table:table-cell>
          <table:table-cell table:style-name="Table1.A2" office:value-type="string">
            <text:p text:style-name="Table_20_Heading">6</text:p>
          </table:table-cell>
          <table:table-cell table:style-name="Table1.A2" office:value-type="string">
            <text:p text:style-name="Table_20_Heading">7</text:p>
          </table:table-cell>
          <table:table-cell table:style-name="Table1.A2" office:value-type="string">
            <text:p text:style-name="Table_20_Heading">8</text:p>
          </table:table-cell>
          <table:table-cell table:style-name="Table1.A2" office:value-type="string">
            <text:p text:style-name="Table_20_Heading">9</text:p>
          </table:table-cell>
          <table:table-cell table:style-name="Table1.A2" office:value-type="string">
            <text:p text:style-name="Table_20_Heading">10</text:p>
          </table:table-cell>
          <table:table-cell table:style-name="Table1.A2" office:value-type="string">
            <text:p text:style-name="Table_20_Heading">11</text:p>
          </table:table-cell>
          <table:table-cell table:style-name="Table1.N2" office:value-type="string">
            <text:p text:style-name="Table_20_Heading">12</text:p>
          </table:table-cell>
        </table:table-row>
        <table:table-row table:style-name="Table1.3">
          <table:table-cell table:style-name="Table1.A2" office:value-type="string">
            <text:p text:style-name="P3">Sophie</text:p>
          </table:table-cell>
          <table:table-cell table:style-name="Table1.A2" office:value-type="string">
            <text:p text:style-name="P3">1.1</text:p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Sophie</text:p>
          </table:table-cell>
          <table:table-cell table:style-name="Table1.A2" office:value-type="string">
            <text:p text:style-name="P3">1.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Calcifer</text:p>
          </table:table-cell>
          <table:table-cell table:style-name="Table1.A2" office:value-type="string">
            <text:p text:style-name="P3">2.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Calcifer</text:p>
          </table:table-cell>
          <table:table-cell table:style-name="Table1.A2" office:value-type="string">
            <text:p text:style-name="P3">2.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Calcifer</text:p>
          </table:table-cell>
          <table:table-cell table:style-name="Table1.A2" office:value-type="string">
            <text:p text:style-name="P3">2.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Heen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Markl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The Witch of the Waste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N2" office:value-type="string">
            <text:p text:style-name="P4"/>
          </table:table-cell>
        </table:table-row>
      </table:table>
      <text:p text:style-name="P5"/>
      <text:h text:style-name="P6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use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characters’ combat skills can only be used in combat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Spells using books</text:p>
            </table:table-cell>
            <table:table-cell table:style-name="Table2.A1" office:value-type="string">
              <text:p text:style-name="Table_20_Heading">Spells by learning</text:p>
            </table:table-cell>
            <table:table-cell table:style-name="Table2.A1" office:value-type="string">
              <text:p text:style-name="Table_20_Heading">Physical combat</text:p>
            </table:table-cell>
            <table:table-cell table:style-name="Table2.A1" office:value-type="string">
              <text:p text:style-name="Table_20_Heading">White weapons</text:p>
            </table:table-cell>
            <table:table-cell table:style-name="Table2.A1" office:value-type="string">
              <text:p text:style-name="Table_20_Heading">Random effect spells</text:p>
            </table:table-cell>
            <table:table-cell table:style-name="Table2.G1" office:value-type="string">
              <text:p text:style-name="Table_20_Heading">Potion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Sophie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  <table:table-row>
          <table:table-cell table:style-name="Table2.A2" office:value-type="string">
            <text:p text:style-name="P3">Calcife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  <table:table-row table:style-name="Table2.2">
          <table:table-cell table:style-name="Table2.A2" office:value-type="string">
            <text:p text:style-name="P3">Markl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  <table:table-row>
          <table:table-cell table:style-name="Table2.A2" office:value-type="string">
            <text:p text:style-name="P3">The Witch of the Wast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G2" office:value-type="string">
            <text:p text:style-name="P4">✓</text:p>
          </table:table-cell>
        </table:table-row>
        <table:table-row table:style-name="Table2.2">
          <table:table-cell table:style-name="Table2.A2" office:value-type="string">
            <text:p text:style-name="P3">Heen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>✓</text:p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>✓</text:p>
          </table:table-cell>
        </table:table-row>
      </table:table>
      <text:h text:style-name="P6" text:outline-level="2">Common Rewards</text:h>
      <text:p text:style-name="Standard">The common rewards are given to the player as exploration prizes or as a reward following a mission in the various levels. These are of different types: clothes, potions, weapons, object and money.</text:p>
      <text:p text:style-name="Standard">After a brief description the name of the item will be indicated (rarity, enhancement that it provides)</text:p>
      <text:p text:style-name="Standard">.</text:p>
      <table:table table:name="reward" table:style-name="reward">
        <table:table-column table:style-name="reward.A"/>
        <table:table-column table:style-name="reward.B"/>
        <table:table-header-rows>
          <table:table-row>
            <table:table-cell table:style-name="reward.A1" office:value-type="string">
              <text:p text:style-name="Table_20_Heading">Item</text:p>
            </table:table-cell>
            <table:table-cell table:style-name="reward.B1" office:value-type="string">
              <text:p text:style-name="Table_20_Heading">Description</text:p>
            </table:table-cell>
          </table:table-row>
        </table:table-header-rows>
        <table:table-row table:style-name="reward.2">
          <table:table-cell table:style-name="reward.A2" office:value-type="string">
            <text:p text:style-name="Table_20_Contents">Calcifer armor pieces</text:p>
          </table:table-cell>
          <table:table-cell table:style-name="reward.B2" office:value-type="string">
            <text:p text:style-name="P8">They are plates that reinforce the armor of Calcifer, going to increase the armature statistic. </text:p>
            <text:p text:style-name="P8"><text:bookmark text:name="tw-target-text"/>In particular, the pieces are:</text:p>
            <text:p text:style-name="P8">- studded gloves (medium, high strength up and low armor up)</text:p>
            <text:p text:style-name="P8">- helmet plate (common, armor low up)</text:p>
            <text:p text:style-name="P8">- trunk plate (rare, high up armor)</text:p>
            <text:p text:style-name="P8">- back plate (common, armor low up)</text:p>
            <text:p text:style-name="P8">- shoulder plate (uncommon, medium up armor)</text:p>
            <text:p text:style-name="P8">- boots (uncommon, medium armor up)</text:p>
            <text:p text:style-name="P8"><text:s/></text:p>
          </table:table-cell>
        </table:table-row>
        <table:table-row>
          <table:table-cell table:style-name="reward.A2" office:value-type="string">
            <text:p text:style-name="Table_20_Contents">Magic clothes</text:p>
          </table:table-cell>
          <table:table-cell table:style-name="reward.B2" office:value-type="string">
            <text:p text:style-name="Table_20_Contents">The magic clothes are wearable only by humans with magical skills (Sophie, Markl, WoW). They provide a fair light armor but a high increase of the magika.</text:p>
            <text:p text:style-name="Table_20_Contents">In detailed they are:</text:p>
            <text:p text:style-name="Table_20_Contents">In detail they are:</text:p>
            <text:p text:style-name="Table_20_Contents">- Hood (common, <text:s/>low magika up, low armor up)</text:p>
            <text:p text:style-name="Table_20_Contents">- Robe (uncommon, medium magika up, armor low up)</text:p>
            <text:p text:style-name="Table_20_Contents">- Boots (rare, high magika <text:s/>up, low armor up, medium dexterity up) </text:p>
          </table:table-cell>
        </table:table-row>
        <table:table-row table:style-name="reward.2">
          <table:table-cell table:style-name="reward.A2" office:value-type="string">
            <text:p text:style-name="Table_20_Contents">Accessories</text:p>
          </table:table-cell>
          <table:table-cell table:style-name="reward.B2" office:value-type="string">
            <text:p text:style-name="Table_20_Contents">Accessories are small objects that provide upgrades in various statistics. Depending on the category to which they belong, you can wear multiple objects of the same type.</text:p>
            <text:p text:style-name="Table_20_Contents">There are necklaces and rings (wearable by Markl, Sophie and WoW) and stones to be set in the armor</text:p>
            <text:p text:style-name="Table_20_Contents"> or in weapons (Calcifer, Heen).</text:p>
            <text:p text:style-name="Table_20_Contents">In particular:</text:p>
            <text:p text:style-name="Table_20_Contents">- Sophie and WoW necklace (rare, medium life point <text:s/>up and low magika up)</text:p>
            <text:p text:style-name="Table_20_Contents">- Markl necklace (rare, medium life point <text:s/>up and medium dexterity up)</text:p>
            <text:p text:style-name="Table_20_Contents">- Stone of the magika Calcifer (uncommon, magika medium up)</text:p>
            <text:p text:style-name="Table_20_Contents">- Stone of Life Calcifer (rare, medium life point <text:s/>up)</text:p>
            <text:p text:style-name="Table_20_Contents">- Stone of Life Heen (rare, medium life point <text:s/>up)</text:p>
            <text:p text:style-name="Table_20_Contents">- Calcifer-Heen dexterity stone (common, medium dexterity up)</text:p>
          </table:table-cell>
        </table:table-row>
        <table:table-row>
          <table:table-cell table:style-name="reward.A2" office:value-type="string">
            <text:p text:style-name="Table_20_Contents">Alchemical items</text:p>
          </table:table-cell>
          <table:table-cell table:style-name="reward.B2" office:value-type="string">
            <text:p text:style-name="Table_20_Contents">Alchemist objects are used to create potions, they can be both plants and peers of animals. They are consum<text:soft-page-break/>able and can be found both in nature and in city markets</text:p>
          </table:table-cell>
        </table:table-row>
        <table:table-row table:style-name="reward.2">
          <table:table-cell table:style-name="reward.A2" office:value-type="string">
            <text:p text:style-name="Table_20_Contents">Money</text:p>
          </table:table-cell>
          <table:table-cell table:style-name="reward.B2" office:value-type="string">
            <text:p text:style-name="Table_20_Contents">They are used to buy at the market.</text:p>
          </table:table-cell>
        </table:table-row>
        <table:table-row>
          <table:table-cell table:style-name="reward.A2" office:value-type="string">
            <text:p text:style-name="Table_20_Contents">Potions</text:p>
          </table:table-cell>
          <table:table-cell table:style-name="reward.B2" office:value-type="string">
            <text:p text:style-name="P7">Potions are consumable tools that have a different effect depending on the type. They can also be created by characters with mastery of alchemy.</text:p>
            <text:p text:style-name="P7">There are different types of potions:</text:p>
            <text:p text:style-name="P7">- life potion: recharge the missing life points.</text:p>
            <text:p text:style-name="P7">- regeneration potion: increases the regeneration of life points for tot seconds.</text:p>
            <text:p text:style-name="P7">- magika potion: increase the magic power for tot seconds.</text:p>
            <text:p text:style-name="P7">- potion of dexterity: increase dexterity for tot seconds.</text:p>
            <text:p text:style-name="P7">- potion of strength: increase strength for tot seconds</text:p>
            <text:p text:style-name="P7"/>
          </table:table-cell>
        </table:table-row>
        <table:table-row table:style-name="reward.2">
          <table:table-cell table:style-name="reward.A8" office:value-type="string">
            <text:p text:style-name="Table_20_Contents">Heen weapons</text:p>
          </table:table-cell>
          <table:table-cell table:style-name="reward.B2" office:value-type="string">
            <text:p text:style-name="P7">Heen has the opportunity to receive weapons and pieces of armor that allow him to enhance his statistics.</text:p>
            <text:p text:style-name="P7">The weapons are:</text:p>
            <text:p text:style-name="P7">- club (common, low strength up)</text:p>
            <text:p text:style-name="P7">- nailed bat (uncommon, medium strength up)</text:p>
            <text:p text:style-name="P7">- double-headed (rare, high strength up)</text:p>
            <text:p text:style-name="P7">The pieces of armor are:</text:p>
            <text:p text:style-name="P7">- Shoulder straps (common, low armor up)<text:line-break/></text:p>
            <text:p text:style-name="P7">- Wristbands (common, low armor up)</text:p>
            <text:p text:style-name="P7">- Greave (uncommon, medium armor up)</text:p>
            <text:p text:style-name="P7">- Shield (rare, high armor up)</text:p>
          </table:table-cell>
        </table:table-row>
      </table:table>
      <text:p text:style-name="Standard"/>
      <text:h text:style-name="P6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1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15T00:38:52.67</dc:date>
    <meta:editing-duration>PT1H50M10S</meta:editing-duration>
    <meta:editing-cycles>60</meta:editing-cycles>
    <meta:generator>OpenOffice/4.1.4$Win32 OpenOffice.org_project/414m5$Build-9788</meta:generator>
    <meta:document-statistic meta:table-count="4" meta:image-count="0" meta:object-count="0" meta:page-count="5" meta:paragraph-count="145" meta:word-count="969" meta:character-count="5343"/>
    <meta:template xlink:type="simple" xlink:actuate="onRequest" xlink:title="" xlink:href="../MasterGameDesignDocument.odm" meta:date="2018-12-14T08:58:52.95"/>
  </office:meta>
</office:document-meta>
</file>